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Origin of the Cypherpunks term and culture</text:p>
      <text:p text:style-name="Standard"/>
      <text:p text:style-name="Standard">Until the beginning of the 70s encryption was almost only used by for military purposes, however,</text:p>
      <text:p text:style-name="Standard">by the end of the decade two publications in particular brought encryption to the</text:p>
      <text:p text:style-name="Standard">public eye. These were DES (Data Encryption Standard) and the Diffie-Hellman key</text:p>
      <text:p text:style-name="Standard">exchange. </text:p>
      <text:p text:style-name="Standard"/>
      <text:p text:style-name="Standard">This lead to an open discussion about cryptography and speculations such as if it could be used</text:p>
      <text:p text:style-name="Standard">by criminals to giver their tracks, and thus if encryption should be limited, or</text:p>
      <text:p text:style-name="Standard">encouraged in order to protect privacy. </text:p>
      <text:p text:style-name="Standard"/>
      <text:p text:style-name="Standard">These discussions sparked an online group referred to as cypherpunks, consisting of people </text:p>
      <text:p text:style-name="Standard">interested in cryptography and the protection of privacy which by the end of the 80s </text:p>
      <text:p text:style-name="Standard">had started to seem more like a movement than just an online group. Their main </text:p>
      <text:p text:style-name="Standard">source of communication was originall the cypherpunk mailing list and its forks and </text:p>
      <text:p text:style-name="Standard">successors.</text:p>
      <text:p text:style-name="Standard"/>
      <text:p text:style-name="Standard">The cypherpunks were the origin of cryptoanarchism, and were the ones to come up with the word </text:p>
      <text:p text:style-name="Standard">to begin with, and originally described it as a type of anarcho-capitalism, since they </text:p>
      <text:p text:style-name="Standard">realized it would be possible to create a virtual currency to allow for trade and </text:p>
      <text:p text:style-name="Standard">commerce by using cryptographic algorithms. </text:p>
      <text:p text:style-name="Standard"/>
      <text:p text:style-name="Standard">Cryptoanarchism and Cypherpunks</text:p>
      <text:p text:style-name="Standard"/>
      <text:p text:style-name="Standard">Crypto-anarchism, is a more politically focused ideology, and a branch of anarchist philosophy that focuses on the use of technology to protect privacy, and gain autonomy from government and in some cases corporate actors in communication, trade and information security. Cryptoanarchists make use of cryptographic software to protect their privacy, and believe that cryptography is the key to protecting personal privacy and defending oneself from censorship, rather than political action.</text:p>
      <text:p text:style-name="Standard">While the main source of communication for the original cypherpunks movement is today almost dead (the cypherpunk mailinglist), there are other mailing lists that have taken over as successors – but more active moments today are closely related to the cryptoanarchist philosophy (Telecomix, is one such movement for example). </text:p>
      <text:p text:style-name="Standard"/>
      <text:p text:style-name="Standard">Privacy and Cryptography</text:p>
      <text:p text:style-name="Standard"/>
      <text:p text:style-name="Standard">Most cypherpunks argued that for freedom of expression to truly thrive, one must be allowed privacy. If you say something to somebody, and you want it to be heard only by that person, encryption is not only a useful tool but a required tool in today's electronic era. In past times this could be compared to whispering something to somebody, or sending letters with codewords, or similar acts – but with the technology of today, that could be compared to encryption. If you cannot express yourself without worrying about being heard by the wrong person, can you truly express yourself freely?</text:p>
      <text:p text:style-name="Standard"/>
      <text:p text:style-name="Standard">Can the culture's values influence our current society's values, and if so, how do they aspire to do so? Is the economic influence of the decentralized bitcoin currency – for which many crypto-anarchists advocate – staggered by dependence of one or a few outside corporations, such as MtGox?</text:p>
      <text:p text:style-name="Standard"/>
      <text:p text:style-name="Standard"><text:soft-page-break/>The realization that a market based on cryptographic currency could lead to a decentralized market was an important part of the emergence of cryptoanarchism, and one such currency rose to prominence in recent years – this being called the Bitcoin currency. </text:p>
      <text:p text:style-name="Standard"/>
      <text:p text:style-name="Standard">Bitcoin History</text:p>
      <text:p text:style-name="Standard"/>
      <text:p text:style-name="Standard">Bitcoin Probl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9T21:16:08</meta:creation-date>
    <dc:date>2012-10-29T21:46:07</dc:date>
    <meta:editing-duration>PT14M48S</meta:editing-duration>
    <meta:editing-cycles>1</meta:editing-cycles>
    <meta:document-statistic meta:table-count="0" meta:image-count="0" meta:object-count="0" meta:page-count="2" meta:paragraph-count="26" meta:word-count="514" meta:character-count="3225" meta:non-whitespace-character-count="2725"/>
    <meta:generator>LibreOffice/3.5$Linux_X86_64 LibreOffice_project/350m1$Build-2</meta:generator>
  </office:meta>
</office:document-meta>
</file>